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60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2.59291666666667cm" style:use-optimal-column-width="true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22.7277083333333cm" style:use-optimal-column-width="true"/>
    </style:style>
    <style:style style:name="co14" style:family="table-column">
      <style:table-column-properties fo:break-before="auto" style:column-width="5.3975cm" style:use-optimal-column-width="true"/>
    </style:style>
    <style:style style:name="co15" style:family="table-column">
      <style:table-column-properties fo:break-before="auto" style:column-width="7.24958333333333cm" style:use-optimal-column-width="true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8)),ISBLANK(B8)))" style:apply-style-name="cf9" style:base-cell-address="Data_Sheet.B8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9" style:base-cell-address="Data_Sheet.B7"/>
      <style:map style:condition="is-true-formula(msoxl:AND(NOT(ISBLANK($A7)),ISBLANK(B7)))" style:apply-style-name="cf9" style:base-cell-address="Data_Sheet.B7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9)),ISBLANK(B9)))" style:apply-style-name="cf9" style:base-cell-address="Data_Sheet.B9"/>
      <style:map style:condition="is-true-formula(msoxl:AND(NOT(ISBLANK($A9)),ISBLANK(B9)))" style:apply-style-name="cf9" style:base-cell-address="Data_Sheet.B9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9" style:base-cell-address="Data_Sheet.C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9" style:base-cell-address="Data_Sheet.C8"/>
      <style:map style:condition="is-true-formula(msoxl:AND(NOT(ISBLANK(A8)),ISBLANK(C8)))" style:apply-style-name="cf9" style:base-cell-address="Data_Sheet.C8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9" style:base-cell-address="Data_Sheet.C7"/>
      <style:map style:condition="is-true-formula(msoxl:AND(NOT(ISBLANK(A7)),ISBLANK(C7)))" style:apply-style-name="cf9" style:base-cell-address="Data_Sheet.C7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9" style:base-cell-address="Data_Sheet.B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9" style:base-cell-address="Data_Sheet.B6"/>
      <style:map style:condition="is-true-formula(msoxl:AND(NOT(ISBLANK($A6)),ISBLANK(B6)))" style:apply-style-name="cf9" style:base-cell-address="Data_Sheet.B6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9" style:base-cell-address="Data_Sheet.C6"/>
      <style:map style:condition="is-true-formula(msoxl:AND(NOT(ISBLANK(A6)),ISBLANK(C6)))" style:apply-style-name="cf9" style:base-cell-address="Data_Sheet.C6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F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H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J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9" style:base-cell-address="Data_Sheet.H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L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K4)))" style:apply-style-name="cf9" style:base-cell-address="Data_Sheet.K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N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P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9" style:base-cell-address="Data_Sheet.N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</style:style>
    <style:style style:name="ce9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</style:style>
    <style:style style:name="ce10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</style:style>
    <style:style style:name="ce10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</style:style>
    <style:style style:name="ce10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</style:style>
    <style:style style:name="ce13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</style:style>
    <style:style style:name="ce1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</style:style>
    <style:style style:name="ce14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AA4)),ISBLANK(Z4)))" style:apply-style-name="cf9" style:base-cell-address="Data_Sheet.Z4"/>
      <style:map style:condition="is-true-formula(msoxl:AND(NOT(ISBLANK(AA4)),ISBLANK(Z4)))" style:apply-style-name="cf9" style:base-cell-address="Data_Sheet.Z4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</style:style>
    <style:style style:name="ce15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</style:style>
    <style:style style:name="ce15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C4)),ISBLANK(AB4)))" style:apply-style-name="cf9" style:base-cell-address="Data_Sheet.AB4"/>
      <style:map style:condition="is-true-formula(msoxl:AND(NOT(ISBLANK(AC4)),ISBLANK(AB4)))" style:apply-style-name="cf9" style:base-cell-address="Data_Sheet.AB4"/>
    </style:style>
    <style:style style:name="ce15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AA5)),ISBLANK(Z5)))" style:apply-style-name="cf9" style:base-cell-address="Data_Sheet.Z5"/>
    </style:style>
    <style:style style:name="ce15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</style:style>
    <style:style style:name="ce15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</style:style>
    <style:style style:name="ce155" style:family="table-cell" style:parent-style-name="Default" style:data-style-name="N60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</style:style>
    <style:style style:name="ce15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9" style:base-cell-address="Data_Sheet.AA4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</style:style>
    <style:style style:name="ce15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</style:style>
    <style:style style:name="ce15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</style:style>
    <style:style style:name="ce1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</style:style>
    <style:style style:name="ce1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</style:style>
    <style:style style:name="ce1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</style:style>
    <style:style style:name="ce1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</style:style>
    <style:style style:name="ce1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</style:style>
    <style:style style:name="ce1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</style:style>
    <style:style style:name="ce1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</style:style>
    <style:style style:name="ce16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C5)),ISBLANK(AB5)))" style:apply-style-name="cf9" style:base-cell-address="Data_Sheet.AB5"/>
    </style:style>
    <style:style style:name="ce17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</style:style>
    <style:style style:name="ce17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</style:style>
    <style:style style:name="ce17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5">
            <text:p>Organisation name</text:p>
          </table:table-cell>
          <table:table-cell office:value-type="string" table:number-columns-spanned="1" table:number-rows-spanned="3" table:content-validation-name="val2" table:style-name="ce15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5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6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5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6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5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5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5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5">
            <text:p>Admin officers/admin assistants</text:p>
          </table:table-cell>
          <table:covered-table-cell/>
          <table:table-cell office:value-type="string" table:number-columns-spanned="2" table:number-rows-spanned="1" table:style-name="ce15">
            <text:p>Executive Officers</text:p>
          </table:table-cell>
          <table:covered-table-cell/>
          <table:table-cell office:value-type="string" table:number-columns-spanned="2" table:number-rows-spanned="1" table:style-name="ce15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5">
            <text:p>Grade 6/7</text:p>
          </table:table-cell>
          <table:covered-table-cell/>
          <table:table-cell office:value-type="string" table:number-columns-spanned="2" table:number-rows-spanned="1" table:style-name="ce15">
            <text:p>Senior Civil Service</text:p>
          </table:table-cell>
          <table:covered-table-cell/>
          <table:table-cell office:value-type="string" table:number-columns-spanned="2" table:number-rows-spanned="1" table:style-name="ce15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5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5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6">
            <text:p>Interim managers</text:p>
          </table:table-cell>
          <table:covered-table-cell/>
          <table:table-cell office:value-type="string" table:number-columns-spanned="2" table:number-rows-spanned="1" table:style-name="ce16">
            <text:p>Specialist Contractors</text:p>
          </table:table-cell>
          <table:covered-table-cell/>
          <table:table-cell office:value-type="string" table:number-columns-spanned="2" table:number-rows-spanned="1" table:style-name="ce16">
            <text:p>Consultants/consultancy</text:p>
          </table:table-cell>
          <table:covered-table-cell/>
          <table:table-cell office:value-type="string" table:number-columns-spanned="2" table:number-rows-spanned="1" table:style-name="ce15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5">
            <text:p>Salary</text:p>
          </table:table-cell>
          <table:table-cell office:value-type="string" table:number-columns-spanned="1" table:number-rows-spanned="2" table:style-name="ce15">
            <text:p>Allowances</text:p>
          </table:table-cell>
          <table:table-cell office:value-type="string" table:number-columns-spanned="1" table:number-rows-spanned="2" table:style-name="ce15">
            <text:p>Non-consolidated performance payments</text:p>
          </table:table-cell>
          <table:table-cell office:value-type="string" table:number-columns-spanned="1" table:number-rows-spanned="2" table:style-name="ce15">
            <text:p>Overtime</text:p>
          </table:table-cell>
          <table:table-cell office:value-type="string" table:number-columns-spanned="1" table:number-rows-spanned="2" table:style-name="ce15">
            <text:p>Employer pension contributions</text:p>
          </table:table-cell>
          <table:table-cell office:value-type="string" table:number-columns-spanned="1" table:number-rows-spanned="2" table:style-name="ce15">
            <text:p>Employer national insurance contributions</text:p>
          </table:table-cell>
          <table:table-cell office:value-type="string" table:number-columns-spanned="1" table:number-rows-spanned="2" table:style-name="ce15">
            <text:p>Total paybill for payroll staff</text:p>
          </table:table-cell>
          <table:table-cell office:value-type="string" table:number-columns-spanned="1" table:number-rows-spanned="2" table:style-name="ce15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5">
            <text:p>Total cost of consultants/</text:p>
            <text:p>consultancy</text:p>
          </table:table-cell>
          <table:table-cell office:value-type="string" table:number-columns-spanned="1" table:number-rows-spanned="2" table:style-name="ce15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5">
            <text:p>Ministerial Department</text:p>
          </table:table-cell>
          <table:table-cell office:value-type="string" table:style-name="ce21">
            <text:p>Home Office</text:p>
          </table:table-cell>
          <table:table-cell office:value-type="float" office:value="7704" table:style-name="ce36">
            <text:p>7704</text:p>
          </table:table-cell>
          <table:table-cell office:value-type="float" office:value="6868.75" table:style-name="ce40">
            <text:p>6868.75</text:p>
          </table:table-cell>
          <table:table-cell office:value-type="float" office:value="11585" table:style-name="ce42">
            <text:p>11585</text:p>
          </table:table-cell>
          <table:table-cell office:value-type="float" office:value="10790.41" table:style-name="ce46">
            <text:p>10790.41</text:p>
          </table:table-cell>
          <table:table-cell office:value-type="float" office:value="6235" table:style-name="ce54">
            <text:p>6235</text:p>
          </table:table-cell>
          <table:table-cell office:value-type="float" office:value="6007.79" table:style-name="ce58">
            <text:p>6007.79</text:p>
          </table:table-cell>
          <table:table-cell office:value-type="float" office:value="2030" table:style-name="ce67">
            <text:p>2030</text:p>
          </table:table-cell>
          <table:table-cell office:value-type="float" office:value="1981.2" table:style-name="ce68">
            <text:p>1981.2</text:p>
          </table:table-cell>
          <table:table-cell office:value-type="float" office:value="214" table:style-name="ce84">
            <text:p>214</text:p>
          </table:table-cell>
          <table:table-cell office:value-type="float" office:value="212.68" table:style-name="ce86">
            <text:p>212.68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90">
            <text:p>0</text:p>
          </table:table-cell>
          <table:table-cell office:value-type="float" office:value="27768" table:content-validation-name="val2" table:style-name="ce103">
            <text:p>27,768</text:p>
          </table:table-cell>
          <table:table-cell office:value-type="float" office:value="25860.83" table:content-validation-name="val2" table:style-name="ce134">
            <text:p>25,861</text:p>
          </table:table-cell>
          <table:table-cell office:value-type="float" office:value="2130" table:style-name="ce132">
            <text:p>2130</text:p>
          </table:table-cell>
          <table:table-cell office:value-type="float" office:value="1669.32" table:style-name="ce131">
            <text:p>1669.32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2130" table:style-name="ce148">
            <text:p>2,130</text:p>
          </table:table-cell>
          <table:table-cell office:value-type="float" office:value="1669.32" table:style-name="ce150">
            <text:p>1,669.32</text:p>
          </table:table-cell>
          <table:table-cell office:value-type="float" office:value="29898" table:content-validation-name="val2" table:style-name="ce151">
            <text:p>29,898</text:p>
          </table:table-cell>
          <table:table-cell office:value-type="float" office:value="27530.15" table:content-validation-name="val2" table:style-name="ce149">
            <text:p>27,530</text:p>
          </table:table-cell>
          <table:table-cell office:value-type="currency" office:value="67051297.43999999" table:content-validation-name="val1" table:style-name="ce10">
            <text:p>£67,051,297.44</text:p>
          </table:table-cell>
          <table:table-cell office:value-type="currency" office:value="6798223.2300000079" table:content-validation-name="val1" table:style-name="ce10">
            <text:p>£6,798,223.23</text:p>
          </table:table-cell>
          <table:table-cell office:value-type="currency" office:value="117095.82" table:content-validation-name="val1" table:style-name="ce10">
            <text:p>£117,095.82</text:p>
          </table:table-cell>
          <table:table-cell office:value-type="currency" office:value="817527.85000000009" table:content-validation-name="val1" table:style-name="ce10">
            <text:p>£817,527.85</text:p>
          </table:table-cell>
          <table:table-cell office:value-type="currency" office:value="14885136.330000002" table:content-validation-name="val1" table:style-name="ce10">
            <text:p>£14,885,136.33</text:p>
          </table:table-cell>
          <table:table-cell office:value-type="currency" office:value="7543544.9100000001" table:content-validation-name="val1" table:style-name="ce10">
            <text:p>£7,543,544.91</text:p>
          </table:table-cell>
          <table:table-cell office:value-type="currency" office:value="97212825.579999983" table:style-name="ce11">
            <text:p>£97,212,825.58</text:p>
          </table:table-cell>
          <table:table-cell office:value-type="currency" office:value="6713990.5800000001" table:content-validation-name="val1" table:style-name="ce12">
            <text:p>£6,713,990.58</text:p>
          </table:table-cell>
          <table:table-cell office:value-type="currency" office:value="786364.5" table:content-validation-name="val1" table:style-name="ce12">
            <text:p>£786,364.50</text:p>
          </table:table-cell>
          <table:table-cell office:value-type="currency" office:value="7500355.0800000001" table:style-name="ce11">
            <text:p>£7,500,355.08</text:p>
          </table:table-cell>
          <table:table-cell office:value-type="currency" office:value="104713180.65999998" table:style-name="ce13">
            <text:p>£104,713,180.66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358" table:style-name="ce37">
            <text:p>358</text:p>
          </table:table-cell>
          <table:table-cell office:value-type="float" office:value="297.79000000000002" table:style-name="ce39">
            <text:p>297.79</text:p>
          </table:table-cell>
          <table:table-cell office:value-type="float" office:value="242" table:style-name="ce43">
            <text:p>242</text:p>
          </table:table-cell>
          <table:table-cell office:value-type="float" office:value="224.93" table:style-name="ce45">
            <text:p>224.93</text:p>
          </table:table-cell>
          <table:table-cell office:value-type="float" office:value="297" table:style-name="ce55">
            <text:p>297</text:p>
          </table:table-cell>
          <table:table-cell office:value-type="float" office:value="285.04000000000002" table:style-name="ce57">
            <text:p>285.04</text:p>
          </table:table-cell>
          <table:table-cell office:value-type="float" office:value="41" table:style-name="ce65">
            <text:p>41</text:p>
          </table:table-cell>
          <table:table-cell office:value-type="float" office:value="40.61" table:style-name="ce69">
            <text:p>40.61</text:p>
          </table:table-cell>
          <table:table-cell office:value-type="float" office:value="7" table:style-name="ce83">
            <text:p>7</text:p>
          </table:table-cell>
          <table:table-cell office:value-type="float" office:value="7" table:style-name="ce85">
            <text:p>7</text:p>
          </table:table-cell>
          <table:table-cell office:value-type="float" office:value="6" table:style-name="ce88">
            <text:p>6</text:p>
          </table:table-cell>
          <table:table-cell office:value-type="float" office:value="0.83" table:style-name="ce89">
            <text:p>0.83</text:p>
          </table:table-cell>
          <table:table-cell office:value-type="float" office:value="951" table:content-validation-name="val2" table:style-name="ce99">
            <text:p>951</text:p>
          </table:table-cell>
          <table:table-cell office:value-type="float" office:value="856.2" table:content-validation-name="val2" table:style-name="ce100">
            <text:p>856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9" table:style-name="ce140">
            <text:p>9</text:p>
          </table:table-cell>
          <table:table-cell office:value-type="float" office:value="9" table:style-name="ce141">
            <text:p>9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9" table:style-name="ce152">
            <text:p>9</text:p>
          </table:table-cell>
          <table:table-cell office:value-type="float" office:value="9" table:style-name="ce157">
            <text:p>9</text:p>
          </table:table-cell>
          <table:table-cell office:value-type="float" office:value="960" table:content-validation-name="val2" table:style-name="ce169">
            <text:p>960</text:p>
          </table:table-cell>
          <table:table-cell office:value-type="float" office:value="865.2" table:content-validation-name="val2" table:style-name="ce168">
            <text:p>865</text:p>
          </table:table-cell>
          <table:table-cell office:value-type="currency" office:value="1949916.7699999928" table:content-validation-name="val1" table:style-name="ce10">
            <text:p>£1,949,916.77</text:p>
          </table:table-cell>
          <table:table-cell office:value-type="currency" office:value="11732.480000000027" table:content-validation-name="val1" table:style-name="ce10">
            <text:p>£11,732.48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21011.590000000007" table:content-validation-name="val1" table:style-name="ce10">
            <text:p>£21,011.59</text:p>
          </table:table-cell>
          <table:table-cell office:value-type="currency" office:value="397384.54000000079" table:content-validation-name="val1" table:style-name="ce10">
            <text:p>£397,384.54</text:p>
          </table:table-cell>
          <table:table-cell office:value-type="currency" office:value="181597.17000000059" table:content-validation-name="val1" table:style-name="ce10">
            <text:p>£181,597.17</text:p>
          </table:table-cell>
          <table:table-cell office:value-type="currency" office:value="2561642.5499999942" table:style-name="ce11">
            <text:p>£2,561,642.55</text:p>
          </table:table-cell>
          <table:table-cell office:value-type="currency" office:value="495579" table:content-validation-name="val1" table:style-name="ce12">
            <text:p>£495,579.00</text:p>
          </table:table-cell>
          <table:table-cell office:value-type="currency" office:value="5140" table:content-validation-name="val1" table:style-name="ce12">
            <text:p>£5,140.00</text:p>
          </table:table-cell>
          <table:table-cell office:value-type="currency" office:value="500719" table:style-name="ce11">
            <text:p>£500,719.00</text:p>
          </table:table-cell>
          <table:table-cell office:value-type="currency" office:value="3062361.5499999942" table:style-name="ce13">
            <text:p>£3,062,361.55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208" table:style-name="ce35">
            <text:p>208</text:p>
          </table:table-cell>
          <table:table-cell office:value-type="float" office:value="204.81" table:style-name="ce38">
            <text:p>204.81</text:p>
          </table:table-cell>
          <table:table-cell office:value-type="float" office:value="460" table:style-name="ce41">
            <text:p>460</text:p>
          </table:table-cell>
          <table:table-cell office:value-type="float" office:value="449.55" table:style-name="ce44">
            <text:p>449.55</text:p>
          </table:table-cell>
          <table:table-cell office:value-type="float" office:value="224" table:style-name="ce53">
            <text:p>224</text:p>
          </table:table-cell>
          <table:table-cell office:value-type="float" office:value="220.27" table:style-name="ce56">
            <text:p>220.27</text:p>
          </table:table-cell>
          <table:table-cell office:value-type="float" office:value="44" table:style-name="ce66">
            <text:p>44</text:p>
          </table:table-cell>
          <table:table-cell office:value-type="float" office:value="44" table:style-name="ce70">
            <text:p>44</text:p>
          </table:table-cell>
          <table:table-cell office:value-type="float" office:value="6" table:style-name="ce97">
            <text:p>6</text:p>
          </table:table-cell>
          <table:table-cell office:value-type="float" office:value="6" table:style-name="ce92">
            <text:p>6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942" table:content-validation-name="val2" table:style-name="ce99">
            <text:p>942</text:p>
          </table:table-cell>
          <table:table-cell office:value-type="float" office:value="924.63" table:content-validation-name="val2" table:style-name="ce102">
            <text:p>925</text:p>
          </table:table-cell>
          <table:table-cell office:value-type="float" office:value="98" table:style-name="ce117">
            <text:p>98</text:p>
          </table:table-cell>
          <table:table-cell office:value-type="float" office:value="97.65" table:style-name="ce119">
            <text:p>97.65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6" table:style-name="ce143">
            <text:p>6</text:p>
          </table:table-cell>
          <table:table-cell office:value-type="float" office:value="6" table:style-name="ce142">
            <text:p>6</text:p>
          </table:table-cell>
          <table:table-cell office:value-type="float" office:value="0" table:style-name="ce147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104" table:style-name="ce152">
            <text:p>104</text:p>
          </table:table-cell>
          <table:table-cell office:value-type="float" office:value="103.65" table:style-name="ce156">
            <text:p>103.65</text:p>
          </table:table-cell>
          <table:table-cell office:value-type="float" office:value="1046" table:content-validation-name="val2" table:style-name="ce169">
            <text:p>1,046</text:p>
          </table:table-cell>
          <table:table-cell office:value-type="float" office:value="1028.28" table:content-validation-name="val2" table:style-name="ce170">
            <text:p>1,028</text:p>
          </table:table-cell>
          <table:table-cell office:value-type="currency" office:value="2539015.36" table:content-validation-name="val1" table:style-name="ce10">
            <text:p>£2,539,015.36</text:p>
          </table:table-cell>
          <table:table-cell office:value-type="currency" office:value="113294.81999999999" table:content-validation-name="val1" table:style-name="ce10">
            <text:p>£113,294.82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4265" table:content-validation-name="val1" table:style-name="ce10">
            <text:p>£34,265.00</text:p>
          </table:table-cell>
          <table:table-cell office:value-type="currency" office:value="512045.56" table:content-validation-name="val1" table:style-name="ce10">
            <text:p>£512,045.56</text:p>
          </table:table-cell>
          <table:table-cell office:value-type="currency" office:value="278917.45" table:content-validation-name="val1" table:style-name="ce10">
            <text:p>£278,917.45</text:p>
          </table:table-cell>
          <table:table-cell office:value-type="currency" office:value="3477538.19" table:style-name="ce11">
            <text:p>£3,477,538.19</text:p>
          </table:table-cell>
          <table:table-cell office:value-type="currency" office:value="504065" table:content-validation-name="val1" table:style-name="ce12">
            <text:p>£504,065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504065" table:style-name="ce11">
            <text:p>£504,065.00</text:p>
          </table:table-cell>
          <table:table-cell office:value-type="currency" office:value="3981603.19" table:style-name="ce13">
            <text:p>£3,981,603.19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8" table:style-name="ce30">
            <text:p>8</text:p>
          </table:table-cell>
          <table:table-cell office:value-type="float" office:value="6.17" table:style-name="ce33">
            <text:p>6.17</text:p>
          </table:table-cell>
          <table:table-cell office:value-type="float" office:value="6" table:style-name="ce49">
            <text:p>6</text:p>
          </table:table-cell>
          <table:table-cell office:value-type="float" office:value="5.4" table:style-name="ce52">
            <text:p>5.4</text:p>
          </table:table-cell>
          <table:table-cell office:value-type="float" office:value="40" table:style-name="ce60">
            <text:p>40</text:p>
          </table:table-cell>
          <table:table-cell office:value-type="float" office:value="39.799999999999997" table:style-name="ce63">
            <text:p>39.8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5">
            <text:p>1</text:p>
          </table:table-cell>
          <table:table-cell office:value-type="float" office:value="1" table:style-name="ce98">
            <text:p>1</text:p>
          </table:table-cell>
          <table:table-cell office:value-type="float" office:value="0.8" table:style-name="ce95">
            <text:p>0.8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56" table:content-validation-name="val2" table:style-name="ce99">
            <text:p>56</text:p>
          </table:table-cell>
          <table:table-cell office:value-type="float" office:value="53.169999999999995" table:content-validation-name="val2" table:style-name="ce101">
            <text:p>53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65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56" table:content-validation-name="val2" table:style-name="ce169">
            <text:p>56</text:p>
          </table:table-cell>
          <table:table-cell office:value-type="float" office:value="53.169999999999995" table:content-validation-name="val2" table:style-name="ce171">
            <text:p>53</text:p>
          </table:table-cell>
          <table:table-cell office:value-type="currency" office:value="154521" table:content-validation-name="val1" table:style-name="ce10">
            <text:p>£154,521.00</text:p>
          </table:table-cell>
          <table:table-cell office:value-type="currency" office:value="2241.1799999999998" table:content-validation-name="val1" table:style-name="ce10">
            <text:p>£2,241.18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1856.69" table:content-validation-name="val1" table:style-name="ce10">
            <text:p>£31,856.69</text:p>
          </table:table-cell>
          <table:table-cell office:value-type="currency" office:value="16490.71" table:content-validation-name="val1" table:style-name="ce10">
            <text:p>£16,490.71</text:p>
          </table:table-cell>
          <table:table-cell office:value-type="currency" office:value="205109.58" table:style-name="ce11">
            <text:p>£205,109.58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05109.58" table:style-name="ce13">
            <text:p>£205,109.58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60" table:style-name="ce29">
            <text:p>60</text:p>
          </table:table-cell>
          <table:table-cell office:value-type="float" office:value="58.57" table:style-name="ce32">
            <text:p>58.57</text:p>
          </table:table-cell>
          <table:table-cell office:value-type="float" office:value="79" table:style-name="ce48">
            <text:p>79</text:p>
          </table:table-cell>
          <table:table-cell office:value-type="float" office:value="78.75" table:style-name="ce50">
            <text:p>78.75</text:p>
          </table:table-cell>
          <table:table-cell office:value-type="float" office:value="48" table:style-name="ce59">
            <text:p>48</text:p>
          </table:table-cell>
          <table:table-cell office:value-type="float" office:value="46.4" table:style-name="ce62">
            <text:p>46.4</text:p>
          </table:table-cell>
          <table:table-cell office:value-type="float" office:value="30" table:style-name="ce72">
            <text:p>30</text:p>
          </table:table-cell>
          <table:table-cell office:value-type="float" office:value="30" table:style-name="ce74">
            <text:p>30</text:p>
          </table:table-cell>
          <table:table-cell office:value-type="float" office:value="4" table:style-name="ce78">
            <text:p>4</text:p>
          </table:table-cell>
          <table:table-cell office:value-type="float" office:value="4" table:style-name="ce79">
            <text:p>4</text:p>
          </table:table-cell>
          <table:table-cell office:value-type="float" office:value="6" table:style-name="ce81">
            <text:p>6</text:p>
          </table:table-cell>
          <table:table-cell office:value-type="float" office:value="1.27" table:style-name="ce104">
            <text:p>1.27</text:p>
          </table:table-cell>
          <table:table-cell office:value-type="float" office:value="227" table:content-validation-name="val2" table:style-name="ce99">
            <text:p>227</text:p>
          </table:table-cell>
          <table:table-cell office:value-type="float" office:value="218.99" table:content-validation-name="val2" table:style-name="ce107">
            <text:p>219</text:p>
          </table:table-cell>
          <table:table-cell office:value-type="float" office:value="10" table:style-name="ce109">
            <text:p>10</text:p>
          </table:table-cell>
          <table:table-cell office:value-type="float" office:value="10" table:style-name="ce112">
            <text:p>10</text:p>
          </table:table-cell>
          <table:table-cell office:value-type="float" office:value="4" table:style-name="ce116">
            <text:p>4</text:p>
          </table:table-cell>
          <table:table-cell office:value-type="float" office:value="4" table:style-name="ce124">
            <text:p>4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14" table:style-name="ce152">
            <text:p>14</text:p>
          </table:table-cell>
          <table:table-cell office:value-type="float" office:value="14" table:style-name="ce153">
            <text:p>14.00</text:p>
          </table:table-cell>
          <table:table-cell office:value-type="float" office:value="241" table:content-validation-name="val2" table:style-name="ce169">
            <text:p>241</text:p>
          </table:table-cell>
          <table:table-cell office:value-type="float" office:value="232.99" table:content-validation-name="val2" table:style-name="ce172">
            <text:p>233</text:p>
          </table:table-cell>
          <table:table-cell office:value-type="currency" office:value="588534.49" table:content-validation-name="val1" table:style-name="ce10">
            <text:p>£588,534.49</text:p>
          </table:table-cell>
          <table:table-cell office:value-type="currency" office:value="48998.53" table:content-validation-name="val1" table:style-name="ce10">
            <text:p>£48,998.53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20605.759999999998" table:content-validation-name="val1" table:style-name="ce10">
            <text:p>£20,605.76</text:p>
          </table:table-cell>
          <table:table-cell office:value-type="currency" office:value="17367.39" table:content-validation-name="val1" table:style-name="ce10">
            <text:p>£17,367.39</text:p>
          </table:table-cell>
          <table:table-cell office:value-type="currency" office:value="70121.81" table:content-validation-name="val1" table:style-name="ce10">
            <text:p>£70,121.81</text:p>
          </table:table-cell>
          <table:table-cell office:value-type="currency" office:value="745627.98" table:style-name="ce11">
            <text:p>£745,627.98</text:p>
          </table:table-cell>
          <table:table-cell office:value-type="currency" office:value="16443.68" table:content-validation-name="val1" table:style-name="ce12">
            <text:p>£16,443.68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6443.68" table:style-name="ce11">
            <text:p>£16,443.68</text:p>
          </table:table-cell>
          <table:table-cell office:value-type="currency" office:value="762071.66" table:style-name="ce13">
            <text:p>£762,071.66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6" table:style-name="ce31">
            <text:p>6</text:p>
          </table:table-cell>
          <table:table-cell office:value-type="float" office:value="5.6" table:style-name="ce34">
            <text:p>5.6</text:p>
          </table:table-cell>
          <table:table-cell office:value-type="float" office:value="8" table:style-name="ce47">
            <text:p>8</text:p>
          </table:table-cell>
          <table:table-cell office:value-type="float" office:value="7.06" table:style-name="ce51">
            <text:p>7.06</text:p>
          </table:table-cell>
          <table:table-cell office:value-type="float" office:value="52" table:style-name="ce61">
            <text:p>52</text:p>
          </table:table-cell>
          <table:table-cell office:value-type="float" office:value="50.82" table:style-name="ce64">
            <text:p>50.82</text:p>
          </table:table-cell>
          <table:table-cell office:value-type="float" office:value="3" table:style-name="ce76">
            <text:p>3</text:p>
          </table:table-cell>
          <table:table-cell office:value-type="float" office:value="2.59" table:style-name="ce73">
            <text:p>2.59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80">
            <text:p>1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70" table:content-validation-name="val2" table:style-name="ce106">
            <text:p>70</text:p>
          </table:table-cell>
          <table:table-cell office:value-type="float" office:value="67.070000000000007" table:content-validation-name="val2" table:style-name="ce106">
            <text:p>67</text:p>
          </table:table-cell>
          <table:table-cell office:value-type="float" office:value="2" table:style-name="ce110">
            <text:p>2</text:p>
          </table:table-cell>
          <table:table-cell office:value-type="float" office:value="1.8" table:style-name="ce108">
            <text:p>1.8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3" table:style-name="ce126">
            <text:p>3</text:p>
          </table:table-cell>
          <table:table-cell office:value-type="float" office:value="3" table:style-name="ce161">
            <text:p>3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4">
            <text:p>0</text:p>
          </table:table-cell>
          <table:table-cell office:value-type="float" office:value="5" table:style-name="ce154">
            <text:p>5</text:p>
          </table:table-cell>
          <table:table-cell office:value-type="float" office:value="4.8" table:style-name="ce155">
            <text:p>4.8</text:p>
          </table:table-cell>
          <table:table-cell office:value-type="float" office:value="75" table:content-validation-name="val2" table:style-name="ce173">
            <text:p>75</text:p>
          </table:table-cell>
          <table:table-cell office:value-type="float" office:value="71.87" table:content-validation-name="val2" table:style-name="ce173">
            <text:p>72</text:p>
          </table:table-cell>
          <table:table-cell office:value-type="currency" office:value="175384.77000000002" table:content-validation-name="val1" table:style-name="ce10">
            <text:p>£175,384.77</text:p>
          </table:table-cell>
          <table:table-cell office:value-type="currency" office:value="8404.77" table:content-validation-name="val1" table:style-name="ce10">
            <text:p>£8,404.77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6326.400000000001" table:content-validation-name="val1" table:style-name="ce10">
            <text:p>£36,326.40</text:p>
          </table:table-cell>
          <table:table-cell office:value-type="currency" office:value="20454.02" table:content-validation-name="val1" table:style-name="ce10">
            <text:p>£20,454.02</text:p>
          </table:table-cell>
          <table:table-cell office:value-type="currency" office:value="240569.96" table:style-name="ce11">
            <text:p>£240,569.96</text:p>
          </table:table-cell>
          <table:table-cell office:value-type="currency" office:value="3535.12" table:content-validation-name="val1" table:style-name="ce12">
            <text:p>£3,535.12</text:p>
          </table:table-cell>
          <table:table-cell office:value-type="currency" office:value="23198.46" table:content-validation-name="val1" table:style-name="ce12">
            <text:p>£23,198.46</text:p>
          </table:table-cell>
          <table:table-cell office:value-type="currency" office:value="26733.579999999998" table:style-name="ce11">
            <text:p>£26,733.58</text:p>
          </table:table-cell>
          <table:table-cell office:value-type="currency" office:value="267303.53999999998" table:style-name="ce13">
            <text:p>£267,303.54</text:p>
          </table:table-cell>
          <table:table-cell table:content-validation-name="val2" table:style-name="ce14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number:number-style style:name="N60">
      <number:number number:decimal-places="1" number:min-integer-digits="1" number:grouping="true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Raji Mathew John</dc:creator>
    <meta:creation-date>2012-07-18T14:50:11Z</meta:creation-date>
    <dc:date>2017-02-24T11:03:11Z</dc:date>
  </office:meta>
</office:document-meta>
</file>